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4.94pt"/>
    </style:style>
    <style:style style:name="co2" style:family="table-column">
      <style:table-column-properties fo:break-before="auto" style:column-width="111.91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77.1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07.29pt"/>
    </style:style>
    <style:style style:name="co7" style:family="table-column">
      <style:table-column-properties fo:break-before="auto" style:column-width="123.5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9.85pt" fo:break-before="auto" style:use-optimal-row-height="true"/>
    </style:style>
    <style:style style:name="ro3" style:family="table-row">
      <style:table-row-properties style:row-height="113.7pt" fo:break-before="auto" style:use-optimal-row-height="true"/>
    </style:style>
    <style:style style:name="ro4" style:family="table-row">
      <style:table-row-properties style:row-height="136.2pt" fo:break-before="auto" style:use-optimal-row-height="true"/>
    </style:style>
    <style:style style:name="ro5" style:family="table-row">
      <style:table-row-properties style:row-height="79.94pt" fo:break-before="auto" style:use-optimal-row-height="true"/>
    </style:style>
    <style:style style:name="ro6" style:family="table-row">
      <style:table-row-properties style:row-height="147.46pt" fo:break-before="auto" style:use-optimal-row-height="true"/>
    </style:style>
    <style:style style:name="ro7" style:family="table-row">
      <style:table-row-properties style:row-height="23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Data for Project 3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n-Heuristic</text:p>
          </table:table-cell>
          <table:table-cell/>
          <table:table-cell office:value-type="string" calcext:value-type="string">
            <text:p>Problem #</text:p>
          </table:table-cell>
          <table:table-cell office:value-type="string" calcext:value-type="string">
            <text:p>Expansions</text:p>
          </table:table-cell>
          <table:table-cell office:value-type="string" calcext:value-type="string">
            <text:p>Goal Tests</text:p>
          </table:table-cell>
          <table:table-cell office:value-type="string" calcext:value-type="string">
            <text:p>New Nodes</text:p>
          </table:table-cell>
          <table:table-cell office:value-type="string" calcext:value-type="string">
            <text:p>Plan Length</text:p>
          </table:table-cell>
          <table:table-cell office:value-type="string" calcext:value-type="string">
            <text:p>Time Elapsed (s)</text:p>
          </table:table-cell>
          <table:table-cell office:value-type="string" calcext:value-type="string">
            <text:p>Plan</text:p>
          </table:table-cell>
        </table:table-row>
        <table:table-row table:style-name="ro2">
          <table:table-cell/>
          <table:table-cell office:value-type="string" calcext:value-type="string">
            <text:p>BFS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float" office:value="0.0373" calcext:value-type="float">
            <text:p>0.0373</text:p>
          </table:table-cell>
          <table:table-cell office:value-type="string" calcext:value-type="string">
            <text:p>Load(C1, P1, SFO)</text:p>
            <text:p>Load(C2, P2, JFK)</text:p>
            <text:p>Fly(P2, JFK, SFO)</text:p>
            <text:p>Unload(C2, P2, SFO)</text:p>
            <text:p>Fly(P1, SFO, JFK)</text:p>
            <text:p>Unload(C1, P1, JFK)</text:p>
            <text:p/>
          </table:table-cell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343" calcext:value-type="float">
            <text:p>3343</text:p>
          </table:table-cell>
          <table:table-cell office:value-type="float" office:value="4609" calcext:value-type="float">
            <text:p>4609</text:p>
          </table:table-cell>
          <table:table-cell office:value-type="float" office:value="30509" calcext:value-type="float">
            <text:p>30509</text:p>
          </table:table-cell>
          <table:table-cell office:value-type="float" office:value="9" calcext:value-type="float">
            <text:p>9</text:p>
          </table:table-cell>
          <table:table-cell office:value-type="float" office:value="16.513" calcext:value-type="float">
            <text:p>16.513</text:p>
          </table:table-cell>
          <table:table-cell office:value-type="string" calcext:value-type="string">
            <text:p>Load(C1, P1, SFO)</text:p>
            <text:p>Load(C2, P2, JFK)</text:p>
            <text:p>Load(C3, P3, ATL)</text:p>
            <text:p>Fly(P2, JFK, SFO)</text:p>
            <text:p>Unload(C2, P2, SFO)</text:p>
            <text:p>Fly(P1, SFO, JFK)</text:p>
            <text:p>Unload(C1, P1, JFK)</text:p>
            <text:p>Fly(P3, ATL, SFO)</text:p>
            <text:p>Unload(C3, P3, SFO)</text:p>
            <text:p/>
          </table:table-cell>
        </table:table-row>
        <table:table-row table:style-name="ro4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3063" calcext:value-type="float">
            <text:p>13063</text:p>
          </table:table-cell>
          <table:table-cell office:value-type="float" office:value="16544" calcext:value-type="float">
            <text:p>16544</text:p>
          </table:table-cell>
          <table:table-cell office:value-type="float" office:value="102013" calcext:value-type="float">
            <text:p>102013</text:p>
          </table:table-cell>
          <table:table-cell office:value-type="float" office:value="12" calcext:value-type="float">
            <text:p>12</text:p>
          </table:table-cell>
          <table:table-cell office:value-type="float" office:value="99.1797" calcext:value-type="float">
            <text:p>99.1797</text:p>
          </table:table-cell>
          <table:table-cell office:value-type="string" calcext:value-type="string">
            <text:p>Load(C1, P1, SFO)</text:p>
            <text:p>Fly(P1, SFO, ATL)</text:p>
            <text:p>Load(C3, P1, ATL)</text:p>
            <text:p>Fly(P1, ATL, JFK)</text:p>
            <text:p>Load(C2, P1, JFK)</text:p>
            <text:p>Unload(C1, P1, JFK)</text:p>
            <text:p>Unload(C3, P1, JFK)</text:p>
            <text:p>Fly(P1, JFK, ORD)</text:p>
            <text:p>Load(C4, P1, ORD)</text:p>
            <text:p>Fly(P1, ORD, SFO)</text:p>
            <text:p>Unload(C2, P1, SFO)</text:p>
            <text:p>Unload(C4, P1, SFO)</text:p>
          </table:table-cell>
        </table:table-row>
        <table:table-row table:style-name="ro1">
          <table:table-cell table:number-columns-repeated="9"/>
        </table:table-row>
        <table:table-row table:style-name="ro5">
          <table:table-cell/>
          <table:table-cell office:value-type="string" calcext:value-type="string">
            <text:p>UCS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office:value-type="float" office:value="0.0483" calcext:value-type="float">
            <text:p>0.0483</text:p>
          </table:table-cell>
          <table:table-cell office:value-type="string" calcext:value-type="string">
            <text:p>Load(C1, P1, SFO)</text:p>
            <text:p>Load(C2, P2, JFK)</text:p>
            <text:p>Fly(P1, SFO, JFK)</text:p>
            <text:p>Fly(P2, JFK, SFO)</text:p>
            <text:p>Unload(C2, P2, SFO)</text:p>
            <text:p>Unload(C1, P1, JFK)</text:p>
            <text:p/>
          </table:table-cell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853" calcext:value-type="float">
            <text:p>4853</text:p>
          </table:table-cell>
          <table:table-cell office:value-type="float" office:value="4855" calcext:value-type="float">
            <text:p>4855</text:p>
          </table:table-cell>
          <table:table-cell office:value-type="float" office:value="44041" calcext:value-type="float">
            <text:p>44041</text:p>
          </table:table-cell>
          <table:table-cell office:value-type="float" office:value="9" calcext:value-type="float">
            <text:p>9</text:p>
          </table:table-cell>
          <table:table-cell office:value-type="float" office:value="13.9028" calcext:value-type="float">
            <text:p>13.9028</text:p>
          </table:table-cell>
          <table:table-cell office:value-type="string" calcext:value-type="string">
            <text:p>Load(C1, P1, SFO)</text:p>
            <text:p>Load(C2, P2, JFK)</text:p>
            <text:p>Load(C3, P3, ATL)</text:p>
            <text:p>Fly(P1, SFO, JFK)</text:p>
            <text:p>Fly(P2, JFK, SFO)</text:p>
            <text:p>Fly(P3, ATL, SFO)</text:p>
            <text:p>Unload(C3, P3, SFO)</text:p>
            <text:p>Unload(C2, P2, SFO)</text:p>
            <text:p>Unload(C1, P1, JFK)</text:p>
            <text:p/>
          </table:table-cell>
        </table:table-row>
        <table:table-row table:style-name="ro6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7013" calcext:value-type="float">
            <text:p>17013</text:p>
          </table:table-cell>
          <table:table-cell office:value-type="float" office:value="17015" calcext:value-type="float">
            <text:p>17015</text:p>
          </table:table-cell>
          <table:table-cell office:value-type="float" office:value="132138" calcext:value-type="float">
            <text:p>132138</text:p>
          </table:table-cell>
          <table:table-cell office:value-type="float" office:value="12" calcext:value-type="float">
            <text:p>12</text:p>
          </table:table-cell>
          <table:table-cell office:value-type="float" office:value="53.327" calcext:value-type="float">
            <text:p>53.327</text:p>
          </table:table-cell>
          <table:table-cell office:value-type="string" calcext:value-type="string">
            <text:p>Load(C1, P1, SFO)</text:p>
            <text:p>Fly(P1, SFO, ATL)</text:p>
            <text:p>Load(C3, P1, ATL)</text:p>
            <text:p>Fly(P1, ATL, JFK)</text:p>
            <text:p>Load(C2, P1, JFK)</text:p>
            <text:p>Unload(C3, P1, JFK)</text:p>
            <text:p>Unload(C1, P1, JFK)</text:p>
            <text:p>Fly(P1, JFK, ORD)</text:p>
            <text:p>Load(C4, P1, ORD)</text:p>
            <text:p>Fly(P1, ORD, SFO)</text:p>
            <text:p>Unload(C4, P1, SFO)</text:p>
            <text:p>Unload(C2, P1, SFO)</text:p>
            <text:p/>
          </table:table-cell>
        </table:table-row>
        <table:table-row table:style-name="ro1">
          <table:table-cell table:number-columns-repeated="9"/>
        </table:table-row>
        <table:table-row table:style-name="ro7">
          <table:table-cell/>
          <table:table-cell office:value-type="string" calcext:value-type="string">
            <text:p>DFGS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office:value-type="float" office:value="0.0204" calcext:value-type="float">
            <text:p>0.0204</text:p>
          </table:table-cell>
          <table:table-cell office:value-type="string" calcext:value-type="string">
            <text:p>Fly(P1, SFO, JFK)</text:p>
            <text:p>Fly(P2, JFK, SFO)</text:p>
            <text:p>Load(C2, P1, JFK)</text:p>
            <text:p>Fly(P1, JFK, SFO)</text:p>
            <text:p>Fly(P2, SFO, JFK)</text:p>
            <text:p>Unload(C2, P1, SFO)</text:p>
            <text:p>Fly(P1, SFO, JFK)</text:p>
            <text:p>Fly(P2, JFK, SFO)</text:p>
            <text:p>Load(C2, P2, SFO)</text:p>
            <text:p>Fly(P1, JFK, SFO)</text:p>
            <text:p>Load(C1, P2, SFO)</text:p>
            <text:p>Fly(P2, SFO, JFK)</text:p>
            <text:p>Fly(P1, SFO, JFK)</text:p>
            <text:p>Unload(C2, P2, JFK)</text:p>
            <text:p>Unload(C1, P2, JFK)</text:p>
            <text:p>Fly(P2, JFK, SFO)</text:p>
            <text:p>Load(C2, P1, JFK)</text:p>
            <text:p>Fly(P1, JFK, SFO)</text:p>
            <text:p>Fly(P2, SFO, JFK)</text:p>
            <text:p>Unload(C2, P1, SFO)</text:p>
            <text:p/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24" calcext:value-type="float">
            <text:p>624</text:p>
          </table:table-cell>
          <table:table-cell office:value-type="float" office:value="625" calcext:value-type="float">
            <text:p>625</text:p>
          </table:table-cell>
          <table:table-cell office:value-type="float" office:value="5602" calcext:value-type="float">
            <text:p>5602</text:p>
          </table:table-cell>
          <table:table-cell office:value-type="float" office:value="619" calcext:value-type="float">
            <text:p>619</text:p>
          </table:table-cell>
          <table:table-cell office:value-type="float" office:value="4.2153" calcext:value-type="float">
            <text:p>4.21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292" calcext:value-type="float">
            <text:p>1292</text:p>
          </table:table-cell>
          <table:table-cell office:value-type="float" office:value="1293" calcext:value-type="float">
            <text:p>1293</text:p>
          </table:table-cell>
          <table:table-cell office:value-type="float" office:value="5744" calcext:value-type="float">
            <text:p>5744</text:p>
          </table:table-cell>
          <table:table-cell office:value-type="float" office:value="875" calcext:value-type="float">
            <text:p>875</text:p>
          </table:table-cell>
          <table:table-cell office:value-type="float" office:value="3.9146" calcext:value-type="float">
            <text:p>3.9146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euristic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H_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h_ignore_preconditions 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h_levelsu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4T11:43:22.218189015</meta:creation-date>
    <dc:date>2017-05-14T12:12:30.946597903</dc:date>
    <meta:editing-duration>PT29M6S</meta:editing-duration>
    <meta:editing-cycles>8</meta:editing-cycles>
    <meta:generator>LibreOffice/5.1.6.2$Linux_X86_64 LibreOffice_project/10m0$Build-2</meta:generator>
    <meta:document-statistic meta:table-count="1" meta:cell-count="86" meta:object-count="0"/>
  </office:meta>
</office:document-meta>
</file>